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420e" draw:textarea-horizontal-align="center" draw:textarea-vertical-align="middle"/>
    </style:style>
    <style:style style:name="gr2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ffff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9966cc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2cm" svg:height="13.5cm" svg:x="5.5cm" svg:y="5.5cm">
          <text:p/>
        </draw:rect>
        <draw:line draw:style-name="gr2" draw:text-style-name="P1" draw:layer="layout" svg:x1="3cm" svg:y1="11.5cm" svg:x2="6cm" svg:y2="13.5cm">
          <text:p/>
        </draw:line>
        <draw:rect draw:style-name="gr3" draw:text-style-name="P2" draw:layer="layout" svg:width="4cm" svg:height="2cm" svg:x="24.5cm" svg:y="1.5cm">
          <text:p text:style-name="P1"><text:span text:style-name="T1">reactionner</text:span></text:p>
        </draw:rect>
        <draw:frame draw:style-name="gr4" draw:text-style-name="P3" draw:id="id1" draw:layer="layout" svg:width="10.692cm" svg:height="3.026cm" svg:x="5.785cm" svg:y="13cm">
          <draw:text-box>
            <text:p text:style-name="P3"><text:span text:style-name="T2">(2) consume_results :</text:span></text:p>
            <text:p text:style-name="P3"><text:span text:style-name="T2"><text:s text:c="2"/></text:span><text:span text:style-name="T2">create_notifications()</text:span></text:p>
            <text:p text:style-name="P3"><text:span text:style-name="T2"><text:s text:c="2"/></text:span><text:span text:style-name="T2">get_contacts:</text:span></text:p>
            <text:p text:style-name="P3"><text:span text:style-name="T2"><text:s text:c="4"/></text:span><text:span text:style-name="T2">notif_number == 1-&gt;self.contacts = [C1, C2]</text:span></text:p>
            <text:p text:style-name="P3"><text:span text:style-name="T2"><text:s text:c="4"/></text:span></text:p>
          </draw:text-box>
        </draw:frame>
        <draw:rect draw:style-name="gr5" draw:text-style-name="P1" draw:layer="layout" svg:width="3.5cm" svg:height="2cm" svg:x="1.5cm" svg:y="9.5cm">
          <text:p text:style-name="P1">poller</text:p>
        </draw:rect>
        <draw:frame draw:style-name="gr4" draw:text-style-name="P3" draw:layer="layout" svg:width="4.397cm" svg:height="1.361cm" svg:x="1.348cm" svg:y="12.639cm">
          <draw:text-box>
            <text:p text:style-name="P3"><text:span text:style-name="T2">(1) check_return :</text:span></text:p>
            <text:p text:style-name="P3"><text:span text:style-name="T2">CRITICAL</text:span></text:p>
          </draw:text-box>
        </draw:frame>
        <draw:frame draw:style-name="gr4" draw:text-style-name="P3" draw:layer="layout" svg:width="14.434cm" svg:height="1.361cm" svg:x="7cm" svg:y="5.974cm">
          <draw:text-box>
            <text:p text:style-name="P3"><text:span text:style-name="T2">Actions = [ <text:s text:c="81"/>]</text:span></text:p>
            <text:p text:style-name="P3"><text:span text:style-name="T2"><text:s text:c="4"/></text:span></text:p>
          </draw:text-box>
        </draw:frame>
        <draw:frame draw:style-name="gr4" draw:text-style-name="P4" draw:id="id2" draw:layer="layout" svg:width="5.485cm" svg:height="0.899cm" draw:transform="rotate (1.5707963267946) translate (10cm 7.985cm)">
          <draw:text-box>
            <text:p text:style-name="P4"><text:span text:style-name="T3">N1(C1, notif_nb=1)</text:span></text:p>
          </draw:text-box>
        </draw:frame>
        <draw:frame draw:style-name="gr4" draw:text-style-name="P4" draw:id="id3" draw:layer="layout" svg:width="5.485cm" svg:height="0.899cm" draw:transform="rotate (1.5707963267946) translate (11.101cm 7.985cm)">
          <draw:text-box>
            <text:p text:style-name="P4"><text:span text:style-name="T3">N2(C2, notif_nb=1)</text:span></text:p>
          </draw:text-box>
        </draw:frame>
        <draw:connector draw:style-name="gr6" draw:text-style-name="P1" draw:layer="layout" draw:type="curve" draw:line-skew="-0.665cm" svg:x1="16.477cm" svg:y1="14.513cm" svg:x2="10.449cm" svg:y2="7.985cm" draw:start-shape="id1" draw:start-glue-point="1" draw:end-shape="id2" draw:end-glue-point="3" svg:d="m16477 14513c-246 0-205-2010-1650-2702s-4378-64-4378-3826">
          <text:p/>
        </draw:connector>
        <draw:connector draw:style-name="gr6" draw:text-style-name="P1" draw:layer="layout" draw:type="curve" svg:x1="16.478cm" svg:y1="14.513cm" svg:x2="11.55cm" svg:y2="7.985cm" draw:end-shape="id3" draw:end-glue-point="3" svg:d="m16478 14513c0-4519-4928-1256-4928-6528">
          <text:p/>
        </draw:connector>
        <draw:line draw:style-name="gr2" draw:text-style-name="P1" draw:layer="layout" svg:x1="24.5cm" svg:y1="1.5cm" svg:x2="12cm" svg:y2="2.5cm">
          <text:p/>
        </draw:line>
        <draw:frame draw:style-name="gr4" draw:text-style-name="P3" draw:layer="layout" svg:width="12.978cm" svg:height="1.916cm" svg:x="9.808cm" svg:y="16.5cm">
          <draw:text-box>
            <text:p text:style-name="P3"><text:span text:style-name="T2">Escalations : [E1(contacts=C3,C4), E2(contacts=C5,C6)]</text:span></text:p>
            <text:p text:style-name="P3"><text:span text:style-name="T2"><text:s text:c="23"/></text:span><text:span text:style-name="T2">First =2 <text:s text:c="22"/>First=3</text:span></text:p>
            <text:p text:style-name="P3"><text:span text:style-name="T2"><text:s text:c="23"/></text:span><text:span text:style-name="T2">Last=4 <text:s text:c="23"/>Last=5</text:span></text:p>
          </draw:text-box>
        </draw:frame>
        <draw:line draw:style-name="gr2" draw:text-style-name="P1" draw:layer="layout" svg:x1="24.5cm" svg:y1="2cm" svg:x2="12cm" svg:y2="3cm">
          <text:p/>
        </draw:line>
        <draw:line draw:style-name="gr2" draw:text-style-name="P1" draw:layer="layout" svg:x1="12.5cm" svg:y1="5cm" svg:x2="17.5cm" svg:y2="11.5cm">
          <text:p/>
        </draw:line>
        <draw:frame draw:style-name="gr4" draw:text-style-name="P3" draw:id="id4" draw:layer="layout" svg:width="5.391cm" svg:height="3.026cm" svg:x="17cm" svg:y="11.5cm">
          <draw:text-box>
            <text:p text:style-name="P3"><text:span text:style-name="T2">raise_from(N2) :</text:span></text:p>
            <text:p text:style-name="P3"><text:span text:style-name="T2"><text:s text:c="2"/></text:span><text:span text:style-name="T2">notif_number=2</text:span></text:p>
            <text:p text:style-name="P3"><text:span text:style-name="T2"><text:s text:c="2"/></text:span><text:span text:style-name="T2">create_notifications()</text:span></text:p>
            <text:p text:style-name="P3"><text:span text:style-name="T2"><text:s text:c="2"/></text:span><text:span text:style-name="T2">get_contacts()</text:span></text:p>
            <text:p text:style-name="P3"><text:span text:style-name="T2"><text:s text:c="4"/></text:span></text:p>
          </draw:text-box>
        </draw:frame>
        <draw:line draw:style-name="gr2" draw:text-style-name="P1" draw:layer="layout" svg:x1="17.5cm" svg:y1="14cm" svg:x2="16.5cm" svg:y2="16.5cm">
          <text:p/>
        </draw:line>
        <draw:frame draw:style-name="gr4" draw:text-style-name="P4" draw:id="id5" draw:layer="layout" svg:width="5.485cm" svg:height="0.899cm" draw:transform="rotate (1.5707963267946) translate (17.601cm 8.5cm)">
          <draw:text-box>
            <text:p text:style-name="P4"><text:span text:style-name="T3">N3(C3, notif_nb=2)</text:span></text:p>
          </draw:text-box>
        </draw:frame>
        <draw:frame draw:style-name="gr4" draw:text-style-name="P4" draw:id="id6" draw:layer="layout" svg:width="5.485cm" svg:height="0.899cm" draw:transform="rotate (1.5707963267946) translate (18.601cm 8.5cm)">
          <draw:text-box>
            <text:p text:style-name="P4"><text:span text:style-name="T3">N4(C4, notif_nb=2)</text:span></text:p>
          </draw:text-box>
        </draw:frame>
        <draw:frame draw:style-name="gr4" draw:text-style-name="P3" draw:layer="layout" svg:width="5.421cm" svg:height="1.361cm" svg:x="17.079cm" svg:y="14.5cm">
          <draw:text-box>
            <text:p text:style-name="P3"><text:span text:style-name="T2">raise_from(N1) :</text:span></text:p>
            <text:p text:style-name="P3"><text:span text:style-name="T2"><text:s text:c="2"/></text:span><text:span text:style-name="T2">N1.notif_nb&lt;2 → exit</text:span></text:p>
          </draw:text-box>
        </draw:frame>
        <draw:connector draw:style-name="gr6" draw:text-style-name="P1" draw:layer="layout" draw:type="curve" svg:x1="22.391cm" svg:y1="13.013cm" svg:x2="18.05cm" svg:y2="8.5cm" draw:start-shape="id4" draw:start-glue-point="1" draw:end-shape="id5" draw:end-glue-point="3" svg:d="m22391 13013c751 0 626-1507-647-2073s-3694-190-3694-2440">
          <text:p/>
        </draw:connector>
        <draw:connector draw:style-name="gr6" draw:text-style-name="P1" draw:layer="layout" draw:type="curve" svg:x1="22.391cm" svg:y1="13.013cm" svg:x2="19.05cm" svg:y2="8.5cm" draw:start-shape="id4" draw:start-glue-point="1" draw:end-shape="id6" draw:end-glue-point="3" svg:d="m22391 13013c751 0 626-1507-397-2073s-2944-190-2944-2440">
          <text:p/>
        </draw:connector>
        <draw:frame draw:style-name="gr4" draw:text-style-name="P3" draw:layer="layout" svg:width="1.107cm" svg:height="0.806cm" svg:x="20.893cm" svg:y="9.694cm">
          <draw:text-box>
            <text:p text:style-name="P3"><text:span text:style-name="T2">(8)</text:span></text:p>
          </draw:text-box>
        </draw:frame>
        <draw:frame draw:style-name="gr4" draw:text-style-name="P3" draw:layer="layout" svg:width="1.107cm" svg:height="0.806cm" svg:x="10.893cm" svg:y="9.5cm">
          <draw:text-box>
            <text:p text:style-name="P3"><text:span text:style-name="T2">(3)</text:span></text:p>
          </draw:text-box>
        </draw:frame>
        <draw:frame draw:style-name="gr4" draw:text-style-name="P3" draw:layer="layout" svg:width="3.262cm" svg:height="0.806cm" svg:x="13.738cm" svg:y="1.194cm">
          <draw:text-box>
            <text:p text:style-name="P3"><text:span text:style-name="T2">(4) get &amp; run</text:span></text:p>
          </draw:text-box>
        </draw:frame>
        <draw:frame draw:style-name="gr4" draw:text-style-name="P3" draw:layer="layout" svg:width="3.842cm" svg:height="0.806cm" svg:x="13.658cm" svg:y="3cm">
          <draw:text-box>
            <text:p text:style-name="P3"><text:span text:style-name="T2">(5) put_retusult</text:span></text:p>
          </draw:text-box>
        </draw:frame>
        <draw:frame draw:style-name="gr4" draw:text-style-name="P3" draw:layer="layout" svg:width="1.107cm" svg:height="0.806cm" svg:x="14.893cm" svg:y="7.194cm">
          <draw:text-box>
            <text:p text:style-name="P3"><text:span text:style-name="T2">(6)</text:span></text:p>
          </draw:text-box>
        </draw:frame>
        <draw:frame draw:style-name="gr4" draw:text-style-name="P3" draw:layer="layout" svg:width="1.107cm" svg:height="0.806cm" svg:x="16.5cm" svg:y="13.5cm">
          <draw:text-box>
            <text:p text:style-name="P3"><text:span text:style-name="T2">(7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o LUA Thanks.</meta:initial-creator>
    <meta:creation-date>2009-07-08T15:50:36.30</meta:creation-date>
    <dc:date>2010-02-13T12:20:49.95</dc:date>
    <meta:editing-duration>PT01H24M22S</meta:editing-duration>
    <meta:editing-cycles>22</meta:editing-cycles>
    <meta:generator>OpenOffice.org/3.1$Win32 OpenOffice.org_project/310m19$Build-9420</meta:generator>
    <meta:document-statistic meta:object-count="28"/>
  </office:meta>
</office:document-meta>
</file>